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44287" officeooo:paragraph-rsid="00144287" style:font-size-asian="10pt" style:font-size-complex="10pt"/>
    </style:style>
    <style:style style:name="P2" style:family="paragraph" style:parent-style-name="Standard" style:list-style-name="L1">
      <style:text-properties officeooo:paragraph-rsid="00156f03"/>
    </style:style>
    <style:style style:name="P3" style:family="paragraph" style:parent-style-name="Standard" style:list-style-name="L1">
      <style:text-properties style:font-name="Arial" fo:font-size="10pt" officeooo:rsid="00144287" officeooo:paragraph-rsid="00156f03" style:font-size-asian="10pt" style:font-size-complex="10pt"/>
    </style:style>
    <style:style style:name="P4" style:family="paragraph" style:parent-style-name="Standard" style:list-style-name="L2">
      <style:text-properties style:font-name="Arial" fo:font-size="10pt" officeooo:rsid="00144287" officeooo:paragraph-rsid="00156f03" style:font-size-asian="10pt" style:font-size-complex="10pt"/>
    </style:style>
    <style:style style:name="P5" style:family="paragraph" style:parent-style-name="Standard" style:list-style-name="L2">
      <style:text-properties officeooo:paragraph-rsid="00156f03"/>
    </style:style>
    <style:style style:name="P6" style:family="paragraph" style:parent-style-name="Standard" style:list-style-name="L2">
      <style:text-properties officeooo:rsid="00144287" officeooo:paragraph-rsid="00156f03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officeooo:rsid="00144287" style:font-size-asian="10pt" style:font-size-complex="10pt"/>
    </style:style>
    <style:style style:name="T3" style:family="text">
      <style:text-properties style:font-name="Arial" fo:font-size="10pt" officeooo:rsid="00156f03" style:font-size-asian="10pt" style:font-size-complex="10pt"/>
    </style:style>
    <style:style style:name="T4" style:family="text">
      <style:text-properties style:font-name="Arial" fo:font-size="10pt" officeooo:rsid="00165443" style:font-size-asian="10pt" style:font-size-complex="10pt"/>
    </style:style>
    <style:style style:name="T5" style:family="text">
      <style:text-properties style:font-name="Arial" fo:font-size="10pt" officeooo:rsid="00174f9e" style:font-size-asian="10pt" style:font-size-complex="10pt"/>
    </style:style>
    <style:style style:name="T6" style:family="text">
      <style:text-properties fo:color="#ff00cc" style:font-name="Arial" fo:font-size="10pt" officeooo:rsid="00144287" style:font-size-asian="10pt" style:font-size-complex="10pt"/>
    </style:style>
    <style:style style:name="T7" style:family="text">
      <style:text-properties fo:color="#ff3333" style:font-name="Arial" fo:font-size="10pt" style:font-size-asian="10pt" style:font-size-complex="10pt"/>
    </style:style>
    <style:style style:name="T8" style:family="text">
      <style:text-properties fo:color="#ff3333" style:font-name="Arial" fo:font-size="10pt" officeooo:rsid="00144287" style:font-size-asian="10pt" style:font-size-complex="10pt"/>
    </style:style>
    <style:style style:name="T9" style:family="text">
      <style:text-properties officeooo:rsid="001654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semübergreifende Schnittstellen</text:p>
      <text:list xml:id="list7827621361473371222" text:style-name="L1">
        <text:list-item>
          <text:p text:style-name="P3">Asynchron</text:p>
          <text:list>
            <text:list-item>
              <text:p text:style-name="P3">Das Sortiment des Supermarktes wird vom Freezer<text:span text:style-name="T9"> </text:span>Management unidirektional als JSON-Objekt abgerufen. (Produktveröffentlichung)</text:p>
            </text:list-item>
            <text:list-item>
              <text:p text:style-name="P2"><text:span text:style-name="T2">Bestellungen werden zwischen Freezer</text:span><text:span text:style-name="T4"> </text:span><text:span text:style-name="T2">Manage</text:span><text:span text:style-name="T4">ment</text:span><text:span text:style-name="T2"> und Supermarkt ausgemacht. Hier ist bidirektionaler Datenaustausch im </text:span><text:span text:style-name="T8">JSON</text:span><text:span text:style-name="T2">-Format gegeben. </text:span><text:span text:style-name="T3">Der Bestellservice bzw. die Produktverwaltung des Servers interagiert also indirekt mit dem Bestellungseingang bzw. der Produktveröffentlichung des Supermarktes. </text:span><text:span text:style-name="T6">WIE DENN WAS DENN WO D ENN ?!?</text:span></text:p>
            </text:list-item>
          </text:list>
        </text:list-item>
      </text:list>
      <text:p text:style-name="P1">Komponentenübergreifende Schnittstellen</text:p>
      <text:list xml:id="list973657178219624515" text:style-name="L2">
        <text:list-item>
          <text:p text:style-name="P4">Asynchron</text:p>
          <text:list>
            <text:list-item>
              <text:p text:style-name="P5"><text:span text:style-name="T2">Das Frontend Framework greift auf die Daten zu, die im Freezer</text:span><text:span text:style-name="T5"> </text:span><text:span text:style-name="T2">Manage</text:span><text:span text:style-name="T5">ment </text:span><text:span text:style-name="T2">hinterlegt sind. Hier wird eine RESTful API verwendet, generiert durch JavaEE, genutzt durch AngularJS.</text:span><text:span text:style-name="T3"> Der Bestand wird als JSON-Objekt dargestellt.</text:span></text:p>
            </text:list-item>
          </text:list>
        </text:list-item>
        <text:list-item>
          <text:p text:style-name="P4">Synchron</text:p>
          <text:list>
            <text:list-item>
              <text:p text:style-name="P6"><text:span text:style-name="T3">Freezer</text:span><text:span text:style-name="T5"> </text:span><text:span text:style-name="T3">Manage</text:span><text:span text:style-name="T5">ment</text:span><text:span text:style-name="T3"> </text:span><text:span text:style-name="T1">Server </text:span><text:span text:style-name="T3">sowie Supermarkt </text:span><text:span text:style-name="T1">hol</text:span><text:span text:style-name="T3">en </text:span><text:span text:style-name="T1">sich die momentanen Daten im Laufe eines Requests mittels JDBC </text:span><text:span text:style-name="T7">(??)</text:span><text:span text:style-name="T1"> aus </text:span><text:span text:style-name="T5">ihrer jeweiligen </text:span><text:span text:style-name="T1">Datenbank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4:03:31.166550247</meta:creation-date>
    <dc:date>2016-11-17T12:03:45.528066282</dc:date>
    <meta:editing-duration>PT6M2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21" meta:character-count="935" meta:non-whitespace-character-count="830"/>
  </office:meta>
</office:document-meta>
</file>